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font-weight="bold"/>
    </style:style>
    <style:style style:name="T2" style:family="text">
      <style:text-properties fo:font-size="18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aQ<text:line-break/><text:line-break/>dev : mise en favoris + notification lors d'un nouveau topic avec le tag en favoris<text:line-break/><text:line-break/><text:span text:style-name="T1">vérifier les authentification et les droits</text:span><text:line-break/><text:line-break/>créer un historique pour l'édition des topics ??<text:line-break/><text:line-break/><text:span text:style-name="T1">plan de test pour les votes sur 2 navigateurs</text:span></text:p>
      <text:p text:style-name="Standard"><text:span text:style-name="T1"/></text:p>
      <text:p text:style-name="Standard"><text:span text:style-name="T1">optimiser les requêtes des tags favoris (trois appels... un dans le module favTags et dans les view helper topicContainerClass et FavTags)</text:span><text:line-break/><text:line-break/>mettre la route des ancres dans la classe Controller_Router_Route<text:line-break/><text:line-break/><text:span text:style-name="T1">écrire un comm sur un message supprimé par l'auteur ??afficher une note lorsque l'activité d'un de ses poste a changée</text:span><text:line-break/><text:line-break/>faire la recherche dans le forum<text:line-break/><text:line-break/><text:span text:style-name="T1">GERER TOUTES LES ERREURS POUR CHAQUE ACTION DE CHAQUE CONTROLLER (quand on veut ajouter un commentaire sur un sujet qui n'existe pas, etc...)</text:span><text:line-break/><text:line-break/>voir pour les delete cascade....<text:line-break/><text:line-break/>Forum index : tags les plus utilisés sur le côté<text:line-break/><text:line-break/>Show topic : topics en relation sur le côté<text:line-break/><text:line-break/>Voter pour un topic qui passe en article<text:line-break/><text:line-break/>dans le profil utilisateur voir les votes qu'il a gagné/donné<text:line-break/><text:line-break/><text:span text:style-name="T1">Les utilisateur peuvent mettre des liens, textes dans leur compte pour les retrouver et choisir de les mettre en privé ou en public pour les partager (système de favoris ou de suivi de personne... à voir) avec des tags aussi pour les retrouver</text:span><text:line-break/><text:line-break/>notification lue quand l'utilisateur clique sur le carré des notif ?<text:line-break/><text:line-break/><text:span text:style-name="T1">sitemap, rss, contact, mentions légales, copyright</text:span></text:p>
      <text:p text:style-name="Standard"><text:span text:style-name="T1"/></text:p>
      <text:p text:style-name="Standard"><text:span text:style-name="T1">tailles de la police dans le rich text editor... <text:s/>imbrications des span</text:span></text:p>
      <text:p text:style-name="Standard"><text:span text:style-name="T1"/></text:p>
      <text:p text:style-name="Standard"><text:span text:style-name="T1">regarder toutes les routes dans les toutes les vues</text:span></text:p>
      <text:p text:style-name="Standard"><text:span text:style-name="T1"/></text:p>
      <text:p text:style-name="Standard"><text:span text:style-name="T1">bug dans le tri des messages par date à cause des routes. Peut-être faire ?page=nb pour les pages ? </text:span></text:p>
      <text:p text:style-name="Standard"><text:span text:style-name="T1"/></text:p>
      <text:p text:style-name="Standard"><text:span text:style-name="T1">FAIRE UNE PARTIE PARTAGE DE CONFERVE OU ON POURRAIT METTRE UN AUDIO OU UN ECRIT D'UNE CONFERENCE</text:span></text:p>
      <text:p text:style-name="Standard"><text:span text:style-name="T1"/></text:p>
      <text:p text:style-name="Standard"><text:span text:style-name="T1">mettre le karma dans la table karma après les (de)validate message, et autres</text:span></text:p>
      <text:p text:style-name="Standard"><text:soft-page-break/><text:span text:style-name="T1"/></text:p>
      <text:p text:style-name="Standard"><text:span text:style-name="T1">réunir les bouts de codes utilisés plusieurs fois (pour la mise en favoris, le vote, les tags lors d'un ajout de topic/document dans la biblio</text:span>)<text:line-break/><text:line-break/><text:span text:style-name="T1">revoir la redirection quand on ne peut pas créer des tags, il faudrait garder le texte écritutiliser l'action helper updateTags dans l'add topic et document ?<text:line-break/><text:line-break/>3 argument (previous) du constructeur Exception pour revenir à la page d'avant ?<text:line-break/><text:line-break/>si plusieurs notifications s'annulent (gagner vote, perdu vote, gagner vote [...]) ne pas tout afficher, mais juste ce qui changepartager les documents avec d'autres personnes</text:span> (maj)<text:line-break/><text:line-break/><text:span text:style-name="T1">mise en favoris des docsrevoir les routes des docs (route générale avec une action, virer le edit et suppr doc)commentaires sur les docs<text:line-break/><text:line-break/>partager les docsremplacer les message d'erreur par des exceptions</text:span></text:p>
      <text:p text:style-name="Standard"><text:span text:style-name="T2"/></text:p>
      <text:p text:style-name="Standard"><text:span text:style-name="T2">Ne pas oublier<text:line-break/></text:span>- traduire les messages d'erreur en français<text:line-break/>- virer les try/catch dans le controller<text:line-break/>- vérifier les erreurs d'adresse (param manquant, etc)<text:line-break/>- vérifier les failles<text:line-break/>- tout marche avec javascript désactivé<text:line-break/>- validator sur toutes les pages<text:line-break/>- quand je changerai les noms des tables, ne pas oublier de changer les triggers...<text:line-break/>- supprimer modèle et table vote<text:line-break/><text:line-break/><text:line-break/><text:span text:style-name="T1">Remettre le forum : virer le if else à partir de la ligne 100 de Auth</text:span></text:p>
      <text:p text:style-name="Standard"><text:span text:style-name="T1"/></text:p>
      <text:p text:style-name="Standard"><text:span text:style-name="T1">Remettre notifications sur les privilèges : dans la fonction setKarma du modèle U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ie </meta:initial-creator>
    <meta:creation-date>2012-05-05T17:49:23</meta:creation-date>
    <dc:date>2012-08-24T05:34:52</dc:date>
    <dc:creator>Jeremie </dc:creator>
    <meta:editing-duration>PT5M19S</meta:editing-duration>
    <meta:editing-cycles>2</meta:editing-cycles>
    <meta:generator>LibreOffice/3.4$Linux LibreOffice_project/340m1$Build-402</meta:generator>
    <meta:document-statistic meta:table-count="0" meta:image-count="0" meta:object-count="0" meta:page-count="2" meta:paragraph-count="10" meta:word-count="504" meta:character-count="3028" meta:non-whitespace-character-count="2509"/>
  </office:meta>
</office:document-meta>
</file>